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RODRIGUEZ, URS FAUST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6700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72687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RODRIGUEZ, URS FAUST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6700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125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25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91931043</text:p>
          </table:table-cell>
          <table:table-cell table:style-name="Tabla2.A2" office:value-type="string">
            <text:p text:style-name="P9">13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92151497</text:p>
          </table:table-cell>
          <table:table-cell table:style-name="Tabla2.A2" office:value-type="string">
            <text:p text:style-name="P9">2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20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